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akštas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= 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&amp;[.E2]&amp;[.F2]&amp;[.G2]" office:value-type="string" office:string-value="x0 = 0" calcext:value-type="string">
            <text:p>x0 = 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]&amp;[.E3]&amp;[.F3]&amp;[.G3]" office:value-type="string" office:string-value="x1 = 1" calcext:value-type="string">
            <text:p>x1 = 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4]&amp;[.E4]&amp;[.F4]&amp;[.G4]" office:value-type="string" office:string-value="x2 = 2" calcext:value-type="string">
            <text:p>x2 =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5]&amp;[.E5]&amp;[.F5]&amp;[.G5]" office:value-type="string" office:string-value="x3 = 3" calcext:value-type="string">
            <text:p>x3 = 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&amp;[.E6]&amp;[.F6]&amp;[.G6]" office:value-type="string" office:string-value="x4 = 4" calcext:value-type="string">
            <text:p>x4 = 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7]&amp;[.E7]&amp;[.F7]&amp;[.G7]" office:value-type="string" office:string-value="x5 = 5" calcext:value-type="string">
            <text:p>x5 = 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8]&amp;[.E8]&amp;[.F8]&amp;[.G8]" office:value-type="string" office:string-value="x6 = 6" calcext:value-type="string">
            <text:p>x6 = 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9]&amp;[.E9]&amp;[.F9]&amp;[.G9]" office:value-type="string" office:string-value="x7 = 7" calcext:value-type="string">
            <text:p>x7 = 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0]&amp;[.E10]&amp;[.F10]&amp;[.G10]" office:value-type="string" office:string-value="x8 = 8" calcext:value-type="string">
            <text:p>x8 = 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11]&amp;[.E11]&amp;[.F11]&amp;[.G11]" office:value-type="string" office:string-value="x9 = 9" calcext:value-type="string">
            <text:p>x9 = 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= </text:p>
          </table:table-cell>
          <table:table-cell table:formula="of:=950-[.E12]*[.E12]*10" office:value-type="float" office:value="950" calcext:value-type="float">
            <text:p>950</text:p>
          </table:table-cell>
          <table:table-cell/>
          <table:table-cell table:formula="of:=[.D12]&amp;[.E12]&amp;[.F12]&amp;[.G12]" office:value-type="string" office:string-value="y0 = 950" calcext:value-type="string">
            <text:p>y0 = 95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</text:p>
          </table:table-cell>
          <table:table-cell table:formula="of:=950-[.E13]*[.E13]*10" office:value-type="float" office:value="940" calcext:value-type="float">
            <text:p>940</text:p>
          </table:table-cell>
          <table:table-cell/>
          <table:table-cell table:formula="of:=[.D13]&amp;[.E13]&amp;[.F13]&amp;[.G13]" office:value-type="string" office:string-value="y1 = 940" calcext:value-type="string">
            <text:p>y1 = 94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</text:p>
          </table:table-cell>
          <table:table-cell table:formula="of:=950-[.E14]*[.E14]*10" office:value-type="float" office:value="910" calcext:value-type="float">
            <text:p>910</text:p>
          </table:table-cell>
          <table:table-cell/>
          <table:table-cell table:formula="of:=[.D14]&amp;[.E14]&amp;[.F14]&amp;[.G14]" office:value-type="string" office:string-value="y2 = 910" calcext:value-type="string">
            <text:p>y2 = 91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</text:p>
          </table:table-cell>
          <table:table-cell table:formula="of:=950-[.E15]*[.E15]*10" office:value-type="float" office:value="860" calcext:value-type="float">
            <text:p>860</text:p>
          </table:table-cell>
          <table:table-cell/>
          <table:table-cell table:formula="of:=[.D15]&amp;[.E15]&amp;[.F15]&amp;[.G15]" office:value-type="string" office:string-value="y3 = 860" calcext:value-type="string">
            <text:p>y3 = 86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</text:p>
          </table:table-cell>
          <table:table-cell table:formula="of:=950-[.E16]*[.E16]*10" office:value-type="float" office:value="790" calcext:value-type="float">
            <text:p>790</text:p>
          </table:table-cell>
          <table:table-cell/>
          <table:table-cell table:formula="of:=[.D16]&amp;[.E16]&amp;[.F16]&amp;[.G16]" office:value-type="string" office:string-value="y4 = 790" calcext:value-type="string">
            <text:p>y4 = 79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</text:p>
          </table:table-cell>
          <table:table-cell table:formula="of:=950-[.E17]*[.E17]*10" office:value-type="float" office:value="700" calcext:value-type="float">
            <text:p>700</text:p>
          </table:table-cell>
          <table:table-cell/>
          <table:table-cell table:formula="of:=[.D17]&amp;[.E17]&amp;[.F17]&amp;[.G17]" office:value-type="string" office:string-value="y5 = 700" calcext:value-type="string">
            <text:p>y5 = 70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</text:p>
          </table:table-cell>
          <table:table-cell table:formula="of:=950-[.E18]*[.E18]*10" office:value-type="float" office:value="590" calcext:value-type="float">
            <text:p>590</text:p>
          </table:table-cell>
          <table:table-cell/>
          <table:table-cell table:formula="of:=[.D18]&amp;[.E18]&amp;[.F18]&amp;[.G18]" office:value-type="string" office:string-value="y6 = 590" calcext:value-type="string">
            <text:p>y6 = 59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</text:p>
          </table:table-cell>
          <table:table-cell table:formula="of:=950-[.E19]*[.E19]*10" office:value-type="float" office:value="460" calcext:value-type="float">
            <text:p>460</text:p>
          </table:table-cell>
          <table:table-cell/>
          <table:table-cell table:formula="of:=[.D19]&amp;[.E19]&amp;[.F19]&amp;[.G19]" office:value-type="string" office:string-value="y7 = 460" calcext:value-type="string">
            <text:p>y7 = 46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</text:p>
          </table:table-cell>
          <table:table-cell table:formula="of:=950-[.E20]*[.E20]*10" office:value-type="float" office:value="310" calcext:value-type="float">
            <text:p>310</text:p>
          </table:table-cell>
          <table:table-cell/>
          <table:table-cell table:formula="of:=[.D20]&amp;[.E20]&amp;[.F20]&amp;[.G20]" office:value-type="string" office:string-value="y8 = 310" calcext:value-type="string">
            <text:p>y8 = 31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</text:p>
          </table:table-cell>
          <table:table-cell table:formula="of:=950-[.E21]*[.E21]*10" office:value-type="float" office:value="140" calcext:value-type="float">
            <text:p>140</text:p>
          </table:table-cell>
          <table:table-cell/>
          <table:table-cell table:formula="of:=[.D21]&amp;[.E21]&amp;[.F21]&amp;[.G21]" office:value-type="string" office:string-value="y9 = 140" calcext:value-type="string">
            <text:p>y9 = 140</text:p>
          </table:table-cell>
        </table:table-row>
      </table:table>
      <table:named-expressions/>
      <table:database-ranges>
        <table:database-range table:name="__Anonymous_Sheet_DB__0" table:target-range-address="Lakštas1.D2:Lakštas1.G21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00-00-00</text:date>, <text:time>00:00:00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5:04:56.267643049</meta:creation-date>
    <dc:date>2017-02-10T18:30:58.780892532</dc:date>
    <meta:editing-duration>PT3H10M52S</meta:editing-duration>
    <meta:editing-cycles>1</meta:editing-cycles>
    <meta:document-statistic meta:table-count="1" meta:cell-count="140" meta:object-count="0"/>
    <meta:generator>LibreOffice/4.3.3.2$Linux_X86_64 LibreOffice_project/430m0$Build-2</meta:generator>
  </office:meta>
</office:document-meta>
</file>